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13900000139ED4F8202A02327C5.png" manifest:media-type="image/png"/>
  <manifest:file-entry manifest:full-path="Pictures/100002010000023500000120CA3769EF49CA3F40.png" manifest:media-type="image/png"/>
  <manifest:file-entry manifest:full-path="Pictures/10000000000001430000004BEB958547A1441F8A.jpg" manifest:media-type="image/jpeg"/>
  <manifest:file-entry manifest:full-path="Pictures/10000201000003C00000018032ED12A0FC4E26A4.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face style:name="Courier New2"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0"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2"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44546a" draw:stroke-linejoin="round"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16" style:family="graphic" style:parent-style-name="standard" style:list-style-name="L10">
      <style:graphic-properties draw:stroke="solid" svg:stroke-width="0.026cm" svg:stroke-color="#44546a" draw:stroke-linejoin="round" draw:fill="solid" draw:fill-color="#e7e6e6" draw:textarea-vertical-align="top" draw:auto-grow-height="false" draw:fit-to-size="false" style:shrink-to-fit="false" fo:min-height="3.623cm" fo:min-width="18.499cm" fo:padding-top="0.254cm" fo:padding-bottom="0.254cm" fo:padding-left="0.254cm" fo:padding-right="0.254cm" fo:wrap-option="wrap"/>
    </style:style>
    <style:style style:name="gr17"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18"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19"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2"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pr1" style:family="presentation" style:parent-style-name="OBJECT_5f_WITH_5f_CAPTION_5f_TEX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OBJECT_5f_WITH_5f_CAPTION_5f_TEX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654d8c"/>
      <style:paragraph-properties fo:text-align="start" style:font-independent-line-spacing="true"/>
      <style:text-properties fo:font-size="14pt"/>
    </style:style>
    <style:style style:name="P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794cm" fo:margin-right="0cm" fo:margin-top="0cm" fo:margin-bottom="0cm" fo:line-height="100%" fo:text-align="start" fo:text-indent="-0.475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loext:graphic-properties draw:fill="none"/>
      <style:paragraph-properties fo:text-align="start"/>
      <style:text-properties fo:font-size="18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loext:graphic-properties draw:fill="solid" draw:fill-color="#d8d0e8"/>
      <style:paragraph-properties fo:text-align="start"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e7e6e6"/>
      <style:paragraph-properties fo:text-align="start" style:font-independent-line-spacing="true"/>
      <style:text-properties fo:font-size="14pt"/>
    </style:style>
    <style:style style:name="P19" style:family="paragraph">
      <style:paragraph-properties fo:margin-left="0cm" fo:margin-right="0cm" fo:margin-top="0cm" fo:margin-bottom="0cm" fo:line-height="137%" fo:text-align="start" fo:text-indent="0cm" style:writing-mode="lr-tb"/>
    </style:style>
    <style:style style:name="P20" style:family="paragraph">
      <loext:graphic-properties draw:fill="solid" draw:fill-color="#d9d9d9"/>
      <style:paragraph-properties fo:text-align="start" style:font-independent-line-spacing="true"/>
      <style:text-properties fo:font-size="14pt"/>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tab-stops>
          <style:tab-stop style:position="0cm"/>
        </style:tab-stops>
      </style:paragraph-properties>
      <style:text-properties fo:font-size="10.5pt" style:font-size-asian="10.5pt" style:font-size-complex="10.5pt"/>
    </style:style>
    <style:style style:name="P23"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10.5pt" style:font-size-asian="10.5pt" style:font-size-complex="10.5pt"/>
    </style:style>
    <style:style style:name="P24" style:family="paragraph">
      <loext:graphic-properties draw:fill="none"/>
      <style:paragraph-properties fo:text-align="start" style:font-independent-line-spacing="true"/>
      <style:text-properties fo:font-size="10.5pt" style:font-size-asian="10.5pt" style:font-size-complex="10.5pt"/>
    </style:style>
    <style:style style:name="T1"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16pt" fo:letter-spacing="normal" fo:font-style="normal" style:text-underline-style="none" fo:font-weight="normal" style:font-name-asian="Source Sans Pro Black1" style:font-size-asian="16pt" style:font-style-asian="normal" style:font-weight-asian="normal" style:font-name-complex="Source Sans Pro Black1" style:font-size-complex="16pt" style:font-style-complex="normal" style:font-weight-complex="normal"/>
    </style:style>
    <style:style style:name="T3" style:family="text">
      <style:text-properties fo:font-variant="normal" fo:text-transform="none" fo:color="#3a3838"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4" style:family="text">
      <style:text-properties fo:font-variant="normal" fo:text-transform="none" fo:color="#3a3838" style:text-line-through-style="none" style:text-line-through-type="none" style:text-position="0% 100%" style:font-name="Source Sans Pro ExtraLight1" fo:font-size="18pt" fo:letter-spacing="normal" fo:font-style="normal" style:text-underline-style="none" fo:font-weight="normal" style:font-name-asian="Source Sans Pro ExtraLight1" style:font-size-asian="18pt" style:font-style-asian="normal" style:font-weight-asian="normal" style:font-name-complex="Source Sans Pro ExtraLigh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8"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9"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9"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7" style:family="text">
      <style:text-properties fo:font-size="13pt" style:font-size-asian="13pt" style:font-size-complex="13pt"/>
    </style:style>
    <style:style style:name="T38" style:family="text">
      <style:text-properties fo:color="#800000" style:font-name="Courier New2" fo:font-size="13pt" style:font-size-asian="13pt" style:font-size-complex="13pt"/>
    </style:style>
    <style:style style:name="T39" style:family="text">
      <style:text-properties style:font-name="Courier New2" fo:font-size="13pt" style:font-size-asian="13pt" style:font-size-complex="13pt"/>
    </style:style>
    <style:style style:name="T40" style:family="text">
      <style:text-properties fo:color="#0000ff" style:font-name="Courier New2" fo:font-size="13pt" style:font-size-asian="13pt" style:font-size-complex="13pt"/>
    </style:style>
    <style:style style:name="T41"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2"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3"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New2"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urier New2"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2"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urier New2"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4"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Noto Sans Symbols'" fo:color="#654d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Source Sans Pro ExtraLight1" fo:color="#3a38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WITH_5f_CAPTION_5f_TEXT" presentation:presentation-page-layout-name="AL1T0">
        <draw:custom-shape draw:name="Google Shape;413;g5882df59b6_0_69" draw:style-name="gr1" draw:text-style-name="P2" draw:layer="layout" svg:width="11.538cm" svg:height="0.944cm" svg:x="1.722cm" svg:y="3.124cm">
          <text:p text:style-name="P1"><text:span text:style-name="T1">CONTEN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5882df59b6_0_69" draw:style-name="gr2" draw:text-style-name="P4" draw:layer="layout" svg:width="9.834cm" svg:height="7.693cm" svg:x="1.722cm" svg:y="4.884cm">
          <text:p text:style-name="P3"><text:span text:style-name="T2">1 DESPLIEGUE DE APLICACIONES EN CONTENEDORES (2 HORAS)</text:span></text:p>
          <text:list text:style-name="L2">
            <text:list-item>
              <text:p text:style-name="P3"><text:span text:style-name="T3">Introducción a los contenedores</text:span></text:p>
            </text:list-item>
          </text:list>
          <text:list text:style-name="L3">
            <text:list-item>
              <text:p text:style-name="P3"><text:span text:style-name="T3">Arquitectura de microservicios</text:span></text:p>
            </text:list-item>
            <text:list-item>
              <text:p text:style-name="P3"><text:span text:style-name="T3">Tecnologías subyacentes y diferencias entre ellas: docker, cri-o, LXC, ...</text:span></text:p>
            </text:list-item>
            <text:list-item>
              <text:p text:style-name="P3"><text:span text:style-name="T3">Ciclo de vida en el despliegue de aplicaciones con docker</text:span></text:p>
            </text:list-item>
          </text:list>
          <text:p text:style-name="P3"><text:span text:style-name="T2">2 INTRO A KUBERNETES (2 HORAS)</text:span></text:p>
          <text:list text:style-name="L2">
            <text:list-item>
              <text:p text:style-name="P1"><text:span text:style-name="T3">Características, historia, estado actual del proyecto kubernetes (k8s)</text:span></text:p>
            </text:list-item>
          </text:list>
          <text:list text:style-name="L3">
            <text:list-item>
              <text:p text:style-name="P1"><text:span text:style-name="T3">Arquitectura básica de k8s</text:span></text:p>
            </text:list-item>
            <text:list-item>
              <text:p text:style-name="P1"><text:span text:style-name="T3">Alternativas para instalación simple de k8s: minikube, kubeadm, k3s</text:span></text:p>
            </text:list-item>
            <text:list-item>
              <text:p text:style-name="P1"><text:span text:style-name="T3">Instalación con minikube</text:span></text:p>
            </text:list-item>
            <text:list-item>
              <text:p text:style-name="P1"><text:span text:style-name="T3">Instalación y uso de kubectl</text:span></text:p>
            </text:list-item>
            <text:list-item>
              <text:p text:style-name="P1"><text:span text:style-name="T3">Despliegue de aplicaciones con k8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5882df59b6_0_69" draw:style-name="gr2" draw:text-style-name="P4" draw:layer="layout" svg:width="9.834cm" svg:height="7.693cm" svg:x="12.453cm" svg:y="4.884cm">
          <text:p text:style-name="P3"><text:span text:style-name="T2">3 DESPLIEGUE DE APLICACIONES CON K8S (1:30 HORAS)</text:span></text:p>
          <text:list text:style-name="L2">
            <text:list-item>
              <text:p text:style-name="P3"><text:span text:style-name="T3">Pods</text:span></text:p>
            </text:list-item>
          </text:list>
          <text:list text:style-name="L3">
            <text:list-item>
              <text:p text:style-name="P3"><text:span text:style-name="T3">ReplicaSet: Tolerancia y escalabilidad</text:span></text:p>
            </text:list-item>
            <text:list-item>
              <text:p text:style-name="P3"><text:span text:style-name="T3">Deployment: Actualizaciones y despliegues automáticos</text:span></text:p>
            </text:list-item>
          </text:list>
          <text:p text:style-name="P5"><text:span text:style-name="T4"/></text:p>
          <text:p text:style-name="P3"><text:span text:style-name="T2">4 COMUNICACIÓN ENTRE SERVICIOS Y ACCESO DESDE EL EXTERIOR (1:30 HORAS)</text:span></text:p>
          <text:list text:style-name="L2">
            <text:list-item>
              <text:p text:style-name="P3"><text:span text:style-name="T3">Services</text:span></text:p>
            </text:list-item>
          </text:list>
          <text:list text:style-name="L3">
            <text:list-item>
              <text:p text:style-name="P3"><text:span text:style-name="T3">DNS</text:span></text:p>
            </text:list-item>
            <text:list-item>
              <text:p text:style-name="P3"><text:span text:style-name="T3">Ingress</text:span></text:p>
            </text:list-item>
            <text:list-item>
              <text:p text:style-name="P3"><text:span text:style-name="T3">Ejemplos de uso y desplieg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5882df59b6_0_69" draw:style-name="gr2" draw:text-style-name="P4" draw:layer="layout" svg:width="9.834cm" svg:height="7.693cm" svg:x="23.184cm" svg:y="4.884cm">
          <text:p text:style-name="P3"><text:span text:style-name="T2">5 CONFIGURACIÓN DE APLICACIONES (1 HORA)</text:span></text:p>
          <text:list text:style-name="L2">
            <text:list-item>
              <text:p text:style-name="P3"><text:span text:style-name="T3">Variables de entorno</text:span></text:p>
            </text:list-item>
          </text:list>
          <text:list text:style-name="L3">
            <text:list-item>
              <text:p text:style-name="P3"><text:span text:style-name="T3">ConfigMaps</text:span></text:p>
            </text:list-item>
            <text:list-item>
              <text:p text:style-name="P3"><text:span text:style-name="T3">Secrets</text:span></text:p>
            </text:list-item>
            <text:list-item>
              <text:p text:style-name="P3"><text:span text:style-name="T3">Ejemplo de despliegue parametrizado</text:span></text:p>
            </text:list-item>
          </text:list>
          <text:p text:style-name="P5"><text:span text:style-name="T4"/></text:p>
          <text:p text:style-name="P3"><text:span text:style-name="T2">6 ALMACENAMIENTO (1:30 HORAS)</text:span></text:p>
          <text:list text:style-name="L2">
            <text:list-item>
              <text:p text:style-name="P3"><text:span text:style-name="T3">Consideraciones sobre el almacenamiento</text:span></text:p>
            </text:list-item>
          </text:list>
          <text:list text:style-name="L3">
            <text:list-item>
              <text:p text:style-name="P3"><text:span text:style-name="T3">PersistentVolume</text:span></text:p>
            </text:list-item>
            <text:list-item>
              <text:p text:style-name="P3"><text:span text:style-name="T3">PersistentVolumeClaim</text:span></text:p>
            </text:list-item>
            <text:list-item>
              <text:p text:style-name="P3"><text:span text:style-name="T3">Ejemplo de despliegue con volúme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5882df59b6_0_69:notes" draw:style-name="gr3" draw:layer="layout" svg:width="15.239cm" svg:height="8.572cm" svg:x="1.905cm" svg:y="3.175cm" draw:page-number="1" presentation:class="page"/>
          <draw:frame draw:name="Google Shape;402;g5882df59b6_0_69: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03;g5882df59b6_0_6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OBJECT_5f_WITH_5f_CAPTION_5f_TEXT">
        <draw:custom-shape draw:name="Google Shape;431;g5882df59b6_0_86" draw:style-name="gr1" draw:text-style-name="P2" draw:layer="layout" svg:width="11.538cm" svg:height="0.944cm" svg:x="1.722cm" svg:y="3.124cm">
          <text:p text:style-name="P1"><text:span text:style-name="T1">CONTEN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g5882df59b6_0_86" draw:style-name="gr4" draw:text-style-name="P9" draw:layer="layout" svg:width="6.66cm" svg:height="6.66cm" svg:x="25.767cm" svg:y="6.437cm">
          <draw:image xlink:href="Pictures/100002010000013900000139ED4F8202A02327C5.png" xlink:type="simple" xlink:show="embed" xlink:actuate="onLoad" loext:mime-type="image/png">
            <text:p/>
          </draw:image>
        </draw:frame>
        <draw:custom-shape draw:name="Google Shape;434;g5882df59b6_0_86" draw:style-name="gr2" draw:text-style-name="P4" draw:layer="layout" svg:width="9.834cm" svg:height="7.693cm" svg:x="1.722cm" svg:y="4.884cm">
          <text:p text:style-name="P3"><text:span text:style-name="T2">7 OTROS TIPOS DE DESPLIEGUES (1:30 HORAS)</text:span></text:p>
          <text:list text:style-name="L2">
            <text:list-item>
              <text:p text:style-name="P3"><text:span text:style-name="T3">StatefulSet</text:span></text:p>
            </text:list-item>
            <text:list-item>
              <text:p text:style-name="P3"><text:span text:style-name="T3">DaemonSet</text:span></text:p>
            </text:list-item>
          </text:list>
          <text:list text:style-name="L3">
            <text:list-item>
              <text:p text:style-name="P1"><text:span text:style-name="T3">AutoScale</text:span></text:p>
            </text:list-item>
            <text:list-item>
              <text:p text:style-name="P1"><text:span text:style-name="T3">Helm</text:span></text:p>
            </text:list-item>
          </text:list>
          <text:p text:style-name="P5"><text:span text:style-name="T4"/></text:p>
          <text:p text:style-name="P3"><text:span text:style-name="T2">8 ADMINISTRACIÓN BÁSICA (1 HORA)</text:span></text:p>
          <text:list text:style-name="L2">
            <text:list-item>
              <text:p text:style-name="P1"><text:span text:style-name="T3">Namespaces</text:span></text:p>
            </text:list-item>
          </text:list>
          <text:list text:style-name="L3">
            <text:list-item>
              <text:p text:style-name="P1"><text:span text:style-name="T3">Usuarios</text:span></text:p>
            </text:list-item>
            <text:list-item>
              <text:p text:style-name="P1"><text:span text:style-name="T3">RBAC</text:span></text:p>
            </text:list-item>
            <text:list-item>
              <text:p text:style-name="P1"><text:span text:style-name="T3">Cuotas y límites</text:span></text:p>
            </text:list-item>
          </text:list>
          <text:p text:style-name="P10"><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5882df59b6_0_86" draw:style-name="gr5" draw:text-style-name="P4" draw:layer="layout" svg:width="8.332cm" svg:height="8.332cm" svg:x="13.352cm" svg:y="4.884cm">
          <text:p text:style-name="P3"><text:span text:style-name="T2">9 INSTALACIÓN PASO A PASO </text:span></text:p>
          <text:p text:style-name="P3"><text:span text:style-name="T2">(4 HORAS)</text:span></text:p>
          <text:list text:style-name="L3">
            <text:list-item>
              <text:p text:style-name="P1"><text:span text:style-name="T3">Consideraciones previas: Requisitos hardware, arquitectura física y lógica, entornos y herramientas para el despliegue</text:span></text:p>
            </text:list-item>
            <text:list-item>
              <text:p text:style-name="P1"><text:span text:style-name="T3">Instalación completa componente a componente en múltiples no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5882df59b6_0_86:notes" draw:style-name="gr3" draw:layer="layout" svg:width="15.239cm" svg:height="8.572cm" svg:x="1.905cm" svg:y="3.175cm" draw:page-number="2" presentation:class="page"/>
          <draw:frame draw:name="Google Shape;420;g5882df59b6_0_86: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21;g5882df59b6_0_8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48;p10" draw:style-name="gr1" draw:text-style-name="P2" draw:layer="layout" svg:width="18.251cm" svg:height="1.505cm" svg:x="7.808cm" svg:y="7.477cm">
          <text:p text:style-name="P11"><text:span text:style-name="T1">MÓDULO 3. 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6" draw:text-style-name="P4" draw:layer="layout" svg:width="10.922cm" svg:height="0.935cm" svg:x="22.55cm" svg:y="18.114cm">
          <text:p text:style-name="P12"><text:span text:style-name="T7">MATERIAL CONSULTA | </text:span><text:span text:style-name="T8">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3" presentation:class="page"/>
          <draw:frame draw:name="Google Shape;438;p10: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39;p1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4" draw:style-name="dp1" draw:master-page-name="Predeterminado">
        <draw:custom-shape draw:name="Google Shape;462;p11" draw:style-name="gr7" draw:text-style-name="P4" draw:layer="layout" svg:width="31.75cm" svg:height="3.303cm" svg:x="1.722cm" svg:y="3.316cm">
          <text:p text:style-name="P13"><text:span text:style-name="T10">La unidad más pequeña de kubernetes son los </text:span><text:span text:style-name="T11">Pods</text:span><text:span text:style-name="T10">, con los que podemos correr </text:span><text:span text:style-name="T11">contenedores</text:span><text:span text:style-name="T10">. Un pod representa un </text:span><text:span text:style-name="T11">conjunto de contenedores</text:span><text:span text:style-name="T10"> que comparten </text:span><text:span text:style-name="T11">almacenamiento y una única IP</text:span><text:span text:style-name="T10">. Los pods son </text:span><text:span text:style-name="T11">efímeros</text:span><text:span text:style-name="T10">, cuando se destruyen se pierde toda la información que contenía. Si queremos desarrollar aplicaciones persistentes tenemos que utilizar </text:span><text:span text:style-name="T11">volúmenes</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9"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8" draw:text-style-name="P14" draw:layer="layout" svg:width="5.667cm" svg:height="1cm" svg:x="1.722cm" svg:y="1.863cm">
          <text:p text:style-name="P1"><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4" presentation:class="page"/>
          <draw:frame draw:name="Google Shape;452;p11: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53;p11: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5" draw:style-name="dp1" draw:master-page-name="Predeterminado">
        <draw:custom-shape draw:name="Google Shape;478;g51892bf1c2_0_5" draw:style-name="gr2" draw:text-style-name="P4" draw:layer="layout" svg:width="31.75cm" svg:height="3.59cm" svg:x="1.722cm" svg:y="3.316cm">
          <text:p text:style-name="P13"><text:span text:style-name="T10">Por lo tanto, aunque Kubernetes es un orquestador de contenedores, </text:span><text:span text:style-name="T11">la unidad mínima de ejecución son los pods</text:span><text:span text:style-name="T10">:</text:span></text:p>
          <text:p text:style-name="P13"><text:span text:style-name="T10"/></text:p>
          <text:list text:style-name="L5">
            <text:list-item>
              <text:p text:style-name="P13"><text:span text:style-name="T10">Si seguimos el principio de un proceso por contenedor, nos evitamos tener sistemas (como máquinas virtuales) ejecutando docenas de procesos, </text:span></text:p>
            </text:list-item>
            <text:list-item>
              <text:p text:style-name="P13"><text:span text:style-name="T10">pero en determinadas circunstancias necesito más de un proceso para que se ejecute mi servicio.</text:span></text:p>
            </text:list-item>
          </text:list>
          <text:p text:style-name="P13"><text:span text:style-name="T10"/></text:p>
          <text:p text:style-name="P13"><text:span text:style-name="T10">Por lo tanto parece razonable que podamos tener más de un contenedor compartiendo almacenamiento y direccionamiento, que llamamos </text:span><text:span text:style-name="T11">Pod</text:span><text:span text:style-name="T10">. Además existen más razones:</text:span></text:p>
          <text:p text:style-name="P13"><text:span text:style-name="T10"/></text:p>
          <text:list text:continue-numbering="true" text:style-name="L5">
            <text:list-item>
              <text:p text:style-name="P13"><text:span text:style-name="T10">Kubernetes puede trabajar con distintos contenedores (Docker, Rocket, cri-o,…) por lo tanto es necesario añadir una capa de abstracción que maneje las distintas clases de contenedores.</text:span></text:p>
            </text:list-item>
            <text:list-item>
              <text:p text:style-name="P13"><text:span text:style-name="T10">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8" draw:text-style-name="P14" draw:layer="layout" svg:width="5.667cm" svg:height="1cm" svg:x="1.722cm" svg:y="1.863cm">
          <text:p text:style-name="P1"><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5" presentation:class="page"/>
          <draw:frame draw:name="Google Shape;468;g51892bf1c2_0_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69;g51892bf1c2_0_5: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6" draw:style-name="dp1" draw:master-page-name="Predeterminado">
        <draw:custom-shape draw:name="Google Shape;493;g51892bf1c2_0_21" draw:style-name="gr2" draw:text-style-name="P4" draw:layer="layout" svg:width="15.707cm" svg:height="3.59cm" svg:x="1.722cm" svg:y="3.316cm">
          <text:p text:style-name="P13"><text:span text:style-name="T10"/></text:p>
          <text:list text:style-name="L6">
            <text:list-item>
              <text:p text:style-name="P13"><text:span text:style-name="T10">Un servidor web nginx con un servidor de aplicaciones PHP-FPM, lo podemos implementar en un pod, y cada servicio en un contenedor.</text:span></text:p>
            </text:list-item>
          </text:list>
          <text:p text:style-name="P13"><text:span text:style-name="T10"/></text:p>
          <text:p text:style-name="P13"><text:span text:style-name="T10"/></text:p>
          <text:p text:style-name="P13"><text:span text:style-name="T10"/></text:p>
          <text:list text:continue-numbering="true" text:style-name="L6">
            <text:list-item>
              <text:p text:style-name="P13"><text:span text:style-name="T10">Una aplicación WordPress con una base de datos mariadb, lo implementamos en dos pods diferenciados, uno para cada servicio.</text:span></text:p>
            </text:list-item>
          </text:list>
          <text:p text:style-name="P13"><text:span text:style-name="T10"/></text:p>
          <text:p text:style-name="P13"><text:span text:style-name="T10"/></text:p>
          <text:p text:style-name="P13"><text:span text:style-name="T10"/></text:p>
          <text:list text:continue-numbering="true" text:style-name="L6">
            <text:list-item>
              <text:p text:style-name="P13"><text:span text:style-name="T10">Un servidor de base de datos mongodb master con slaves.</text:span></text:p>
            </text:list-item>
          </text:list>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8" draw:text-style-name="P14" draw:layer="layout" svg:width="14.936cm" svg:height="1cm" svg:x="1.722cm" svg:y="1.863cm">
          <text:p text:style-name="P1"><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9"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9" draw:text-style-name="P9"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0" draw:text-style-name="P9"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0" draw:text-style-name="P9"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6" presentation:class="page"/>
          <draw:frame draw:name="Google Shape;483;g51892bf1c2_0_21: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84;g51892bf1c2_0_21: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7" draw:style-name="dp1" draw:master-page-name="Predeterminado">
        <draw:custom-shape draw:name="Google Shape;512;g583e0bba0e_0_0" draw:style-name="gr2" draw:text-style-name="P4" draw:layer="layout" svg:width="31.75cm" svg:height="3.59cm" svg:x="1.722cm" svg:y="3.316cm">
          <text:p text:style-name="P13"><text:span text:style-name="T10">La razón principal por la que los Pods pueden tener </text:span><text:span text:style-name="T11">múltiples contenedores</text:span><text:span text:style-name="T10">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1">Un ejemplo de este patrón es un servidor web junto con un programa auxiliar que sondea un repositorio Git en busca de nuevas actualizaciones.</text:span></text:p>
          <text:p text:style-name="P13"><text:span text:style-name="T10"/></text:p>
          <text:p text:style-name="P13"><text:span text:style-name="T10">Para seguir aprendiendo…</text:span></text:p>
          <text:p text:style-name="P13"><text:span text:style-name="T10"/></text:p>
          <text:list text:style-name="L5">
            <text:list-item>
              <text:p text:style-name="P13"><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3"><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1" draw:text-style-name="P15" draw:layer="layout" svg:width="20.278cm" svg:height="1cm" svg:x="1.722cm" svg:y="1.863cm">
          <text:p text:style-name="P1"><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9"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7" presentation:class="page"/>
          <draw:frame draw:name="Google Shape;502;g583e0bba0e_0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03;g583e0bba0e_0_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8" draw:style-name="dp1" draw:master-page-name="Predeterminado">
        <draw:custom-shape draw:name="Google Shape;528;g583e0bba0e_0_20" draw:style-name="gr2" draw:text-style-name="P4" draw:layer="layout" svg:width="31.75cm" svg:height="11.934cm" svg:x="1.722cm" svg:y="3.316cm">
          <text:p text:style-name="P13"><text:span text:style-name="T10">Una de la forma de describir los objetos en k8s es usando un fichero escrito en yaml, por ejemplo podemos describir un pod:</text:span></text:p>
          <text:p text:style-name="P13"><text:span text:style-name="T10"/></text:p>
          <text:p text:style-name="P16"><text:span text:style-name="T14">apiVersion</text:span><text:span text:style-name="T15">: </text:span><text:span text:style-name="T16">v1 </text:span><text:span text:style-name="T17"># required</text:span></text:p>
          <text:p text:style-name="P16"><text:span text:style-name="T14">kind</text:span><text:span text:style-name="T15">: </text:span><text:span text:style-name="T16">Pod </text:span><text:span text:style-name="T17"># required</text:span></text:p>
          <text:p text:style-name="P16"><text:span text:style-name="T14">metadata</text:span><text:span text:style-name="T15">: </text:span><text:span text:style-name="T17"># required</text:span></text:p>
          <text:p text:style-name="P16"><text:span text:style-name="T15"><text:s/></text:span><text:span text:style-name="T14">name</text:span><text:span text:style-name="T15">: </text:span><text:span text:style-name="T16">nginx </text:span><text:span text:style-name="T17"># required</text:span></text:p>
          <text:p text:style-name="P16"><text:span text:style-name="T15"><text:s/></text:span><text:span text:style-name="T14">namespace</text:span><text:span text:style-name="T15">: </text:span><text:span text:style-name="T16">default</text:span></text:p>
          <text:p text:style-name="P16"><text:span text:style-name="T15"><text:s/></text:span><text:span text:style-name="T14">labels</text:span><text:span text:style-name="T15">:</text:span></text:p>
          <text:p text:style-name="P16"><text:span text:style-name="T15"><text:s text:c="3"/></text:span><text:span text:style-name="T14">app</text:span><text:span text:style-name="T15">: </text:span><text:span text:style-name="T16">nginx</text:span></text:p>
          <text:p text:style-name="P16"><text:span text:style-name="T16"><text:s text:c="3"/></text:span><text:span text:style-name="T18">service:</text:span><text:span text:style-name="T16"> web</text:span></text:p>
          <text:p text:style-name="P16"><text:span text:style-name="T14">spec</text:span><text:span text:style-name="T15">: </text:span><text:span text:style-name="T17"># required</text:span></text:p>
          <text:p text:style-name="P16"><text:span text:style-name="T15"><text:s/></text:span><text:span text:style-name="T14">containers</text:span><text:span text:style-name="T15">:</text:span></text:p>
          <text:p text:style-name="P16"><text:span text:style-name="T15"><text:s text:c="3"/></text:span><text:span text:style-name="T15">- </text:span><text:span text:style-name="T14">image</text:span><text:span text:style-name="T15">: <text:s/></text:span><text:span text:style-name="T16">nginx:1.16</text:span></text:p>
          <text:p text:style-name="P16"><text:span text:style-name="T15"><text:s text:c="5"/></text:span><text:span text:style-name="T14">name</text:span><text:span text:style-name="T15">: <text:s/></text:span><text:span text:style-name="T16">nginx</text:span></text:p>
          <text:p text:style-name="P16"><text:span text:style-name="T16"><text:tab/></text:span><text:span text:style-name="T16"> </text:span><text:span text:style-name="T18">imagePullPolicy</text:span><text:span text:style-name="T15">:</text:span><text:span text:style-name="T19"> </text:span><text:span text:style-name="T16">Always</text:span></text:p>
          <text:p text:style-name="P16"><text:span text:style-name="T16"/></text:p>
          <text:p text:style-name="P16"><text:span text:style-name="T20"/></text:p>
          <text:p text:style-name="P16"><text:span text:style-name="T21"/></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8" draw:text-style-name="P14" draw:layer="layout" svg:width="13.714cm" svg:height="1cm" svg:x="1.722cm" svg:y="1.863cm">
          <text:p text:style-name="P1"><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2" draw:text-style-name="P18" draw:layer="layout" svg:width="15.568cm" svg:height="4.728cm" svg:x="12.594cm" svg:y="6.27cm">
          <text:list text:style-name="L7">
            <text:list-item>
              <text:p text:style-name="P17"><text:span text:style-name="T15">apiVersion: v1</text:span><text:span text:style-name="T22">: </text:span><text:span text:style-name="T23">La versión de la API que vamos a usar.</text:span></text:p>
            </text:list-item>
            <text:list-item>
              <text:p text:style-name="P17"><text:span text:style-name="T15">kind: Pod</text:span><text:span text:style-name="T22">: </text:span><text:span text:style-name="T23">La clase de recurso que estamos definiendo.</text:span></text:p>
            </text:list-item>
            <text:list-item>
              <text:p text:style-name="P17"><text:span text:style-name="T15">metadata</text:span><text:span text:style-name="T22">: </text:span><text:span text:style-name="T23">Información que nos permite identificar unívocamente al recurso.</text:span></text:p>
            </text:list-item>
            <text:list-item>
              <text:p text:style-name="P17"><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1"><text:span text:style-name="T22"/></text:p>
          <text:p text:style-name="P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5" draw:text-style-name="P4" draw:layer="layout" svg:width="15.356cm" svg:height="1.832cm" svg:x="1.116cm" svg:y="17.025cm">
          <text:p text:style-name="P1"><text:span text:style-name="T24">Para más información acerca de la estructura de la definición de los objetos de Kubernetes: </text:span><text:span text:style-name="T25"><text:a xlink:href="https://kubernetes.io/docs/concepts/overview/working-with-objects/kubernetes-objects/" xlink:type="simple">Understanding Kubernetes Objects</text:a></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3" draw:text-style-name="P20" draw:layer="layout" svg:width="15.568cm" svg:height="5.652cm" svg:x="12.594cm" svg:y="11.372cm">
          <text:list text:style-name="L8">
            <text:list-item>
              <text:p text:style-name="P17"><text:span text:style-name="T23">Las imágenes se guardan en un registro interno. </text:span></text:p>
            </text:list-item>
            <text:list-item>
              <text:p text:style-name="P17"><text:span text:style-name="T23">Se pueden utilizar registros públicos (google, docker hub,...) y registros privados.</text:span></text:p>
            </text:list-item>
            <text:list-item>
              <text:p text:style-name="P17"><text:span text:style-name="T23">La política por defecto es </text:span><text:span text:style-name="T15">IfNotPresent</text:span><text:span text:style-name="T23">, que se baja la imagen si no está en el registro interno. Si queremos forzar la descarga:</text:span></text:p>
            </text:list-item>
          </text:list>
          <text:list text:style-name="L9">
            <text:list-item>
              <text:list>
                <text:list-item>
                  <text:p text:style-name="P19"><text:span text:style-name="T18">imagePullPolicy</text:span><text:span text:style-name="T15">:</text:span><text:span text:style-name="T19"> </text:span><text:span text:style-name="T16">Always</text:span></text:p>
                </text:list-item>
                <text:list-item>
                  <text:p text:style-name="P19"><text:span text:style-name="T23">Omitir i</text:span><text:span text:style-name="T15">magePullPolicy</text:span><text:span text:style-name="T23"> y usar la etiqueta </text:span><text:span text:style-name="T15">:latest</text:span></text:p>
                </text:list-item>
                <text:list-item>
                  <text:p text:style-name="P19"><text:span text:style-name="T23">Omitir </text:span><text:span text:style-name="T15">imagePullPolicy</text:span><text:span text:style-name="T23"> y la etiqueta de la imagen</text:span></text:p>
                </text:list-item>
              </text:list>
            </text:list-item>
          </text:list>
          <text:p text:style-name="P10"><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8" presentation:class="page"/>
          <draw:frame draw:name="Google Shape;518;g583e0bba0e_0_2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19;g583e0bba0e_0_2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9" draw:style-name="dp1" draw:master-page-name="Predeterminado">
        <draw:custom-shape draw:name="Google Shape;546;g583e0bba0e_1_0" draw:style-name="gr2" draw:text-style-name="P4" draw:layer="layout" svg:width="31.75cm" svg:height="11.934cm" svg:x="1.722cm" svg:y="3.316cm">
          <text:p text:style-name="P13"><text:span text:style-name="T10">Para crear el pod desde el fichero yaml:</text:span></text:p>
          <text:p text:style-name="P13"><text:span text:style-name="T10"/></text:p>
          <text:p text:style-name="P13"><text:span text:style-name="T26">kubectl create -f pod.yaml</text:span></text:p>
          <text:p text:style-name="P13"><text:span text:style-name="T10"/></text:p>
          <text:p text:style-name="P13"><text:span text:style-name="T10">Y podemos ver que el pod se ha creado:</text:span></text:p>
          <text:p text:style-name="P13"><text:span text:style-name="T10"/></text:p>
          <text:p text:style-name="P13"><text:span text:style-name="T26">kubectl get pods</text:span></text:p>
          <text:p text:style-name="P13"><text:span text:style-name="T10"/></text:p>
          <text:p text:style-name="P13"><text:span text:style-name="T10">Si queremos saber en qué nodo del cluster se está ejecutando:</text:span></text:p>
          <text:p text:style-name="P13"><text:span text:style-name="T10"/></text:p>
          <text:p text:style-name="P13"><text:span text:style-name="T26">kubectl get pod -o wide</text:span></text:p>
          <text:p text:style-name="P13"><text:span text:style-name="T10"/></text:p>
          <text:p text:style-name="P13"><text:span text:style-name="T10">Para obtener información más detallada del pod:</text:span></text:p>
          <text:p text:style-name="P13"><text:span text:style-name="T10"/></text:p>
          <text:p text:style-name="P13"><text:span text:style-name="T26">kubectl describe pod nginx</text:span></text:p>
          <text:p text:style-name="P13"><text:span text:style-name="T10"/></text:p>
          <text:p text:style-name="P13"><text:span text:style-name="T10">Para eliminar el pod:</text:span></text:p>
          <text:p text:style-name="P13"><text:span text:style-name="T10"/></text:p>
          <text:p text:style-name="P13"><text:span text:style-name="T26">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8" draw:text-style-name="P14" draw:layer="layout" svg:width="13.714cm" svg:height="1cm" svg:x="1.722cm" svg:y="1.863cm">
          <text:p text:style-name="P1"><text:span text:style-name="T12">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5" draw:text-style-name="P4" draw:layer="layout" svg:width="15.356cm" svg:height="1.832cm" svg:x="18.116cm" svg:y="15.361cm">
          <text:p text:style-name="P1"><text:span text:style-name="T24">Para más información acerca de los pod puedes leer: la </text:span><text:span text:style-name="T25"><text:a xlink:href="https://kubernetes.io/docs/reference/generated/kubernetes-api/v1.10/#_v1_pod" xlink:type="simple">documentación de la API</text:a></text:span><text:span text:style-name="T24"><text:s/>y la </text:span><text:span text:style-name="T25"><text:a xlink:href="https://kubernetes.io/docs/concepts/workloads/pods/pod/" xlink:type="simple">guía de usuario</text:a></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5" draw:text-style-name="P4" draw:layer="layout" svg:width="16.711cm" svg:height="4.648cm" svg:x="16.579cm" svg:y="3.135cm">
          <text:p text:style-name="P1"><text:span text:style-name="T10">Podemos modificar las características de cualquier recurso de kubernetes una vez creado, por ejemplo podemos modificar la definición del pod de la siguiente manera:</text:span></text:p>
          <text:p text:style-name="P1"><text:span text:style-name="T10"/></text:p>
          <text:p text:style-name="P1"><text:span text:style-name="T26">kubectl edit pod nginx</text:span></text:p>
          <text:p text:style-name="P1"><text:span text:style-name="T26">KUBE_EDITOR="nano" kubectl edit pod nginx</text:span></text:p>
          <text:p text:style-name="P1"><text:span text:style-name="T10"/></text:p>
          <text:p text:style-name="P1"><text:span text:style-name="T24"/></text:p>
          <text:p text:style-name="P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4" draw:text-style-name="P9"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4" draw:text-style-name="P9"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9" presentation:class="page"/>
          <draw:frame draw:name="Google Shape;536;g583e0bba0e_1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37;g583e0bba0e_1_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0" draw:style-name="dp1" draw:master-page-name="Predeterminado">
        <draw:custom-shape draw:name="Google Shape;565;g583e0bba0e_1_18" draw:style-name="gr2" draw:text-style-name="P4" draw:layer="layout" svg:width="31.75cm" svg:height="11.934cm" svg:x="1.722cm" svg:y="3.316cm">
          <text:p text:style-name="P13"><text:span text:style-name="T10">Para obtener los logs del pod:</text:span></text:p>
          <text:p text:style-name="P13"><text:span text:style-name="T10"/></text:p>
          <text:p text:style-name="P13"><text:span text:style-name="T26">kubectl logs nginx</text:span></text:p>
          <text:p text:style-name="P13"><text:span text:style-name="T10"/></text:p>
          <text:p text:style-name="P13"><text:span text:style-name="T10">Si quiero conectarme al contenedor:</text:span></text:p>
          <text:p text:style-name="P13"><text:span text:style-name="T10"/></text:p>
          <text:p text:style-name="P13"><text:span text:style-name="T26">kubectl exec -it nginx -- /bin/bash</text:span></text:p>
          <text:p text:style-name="P13"><text:span text:style-name="T10"/></text:p>
          <text:p text:style-name="P13"><text:span text:style-name="T10">Podemos acceder a la aplicación, redirigiendo un puerto de localhost al puerto de la aplicación:</text:span></text:p>
          <text:p text:style-name="P13"><text:span text:style-name="T10"/></text:p>
          <text:p text:style-name="P13"><text:span text:style-name="T26">kubectl port-forward nginx 8080:80</text:span></text:p>
          <text:p text:style-name="P13"><text:span text:style-name="T10"/></text:p>
          <text:p text:style-name="P13"><text:span text:style-name="T10">Y accedemos al servidor web en la url </text:span><text:span text:style-name="T26">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8" draw:text-style-name="P14" draw:layer="layout" svg:width="13.714cm" svg:height="1cm" svg:x="1.722cm" svg:y="1.863cm">
          <text:p text:style-name="P1"><text:span text:style-name="T12">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10" presentation:class="page"/>
          <draw:frame draw:name="Google Shape;555;g583e0bba0e_1_1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56;g583e0bba0e_1_18: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1" draw:style-name="dp1" draw:master-page-name="Predeterminado">
        <draw:custom-shape draw:name="Google Shape;580;g583e0bba0e_1_34" draw:style-name="gr2" draw:text-style-name="P4" draw:layer="layout" svg:width="31.75cm" svg:height="11.934cm" svg:x="1.722cm" svg:y="3.316cm">
          <text:p text:style-name="P13"><text:span text:style-name="T10">Las </text:span><text:span text:style-name="T13"><text:a xlink:href="https://kubernetes.io/docs/concepts/overview/working-with-objects/labels/" xlink:type="simple">Labels</text:a></text:span><text:span text:style-name="T10"><text:s/>nos permiten etiquetar los recursos de kubernetes (por ejemplo un pod) con información del tipo clave/valor.</text:span></text:p>
          <text:p text:style-name="P13"><text:span text:style-name="T10"/></text:p>
          <text:p text:style-name="P13"><text:span text:style-name="T10">Para obtener las labels de los pods que hemos creado:</text:span></text:p>
          <text:p text:style-name="P13"><text:span text:style-name="T10"/></text:p>
          <text:p text:style-name="P13"><text:span text:style-name="T26">kubectl get pods --show-labels</text:span></text:p>
          <text:p text:style-name="P13"><text:span text:style-name="T10"/></text:p>
          <text:p text:style-name="P13"><text:span text:style-name="T10">Los Labels lo hemos definido en la sección metada del fichero yaml, pero también podemos añadirlos a los pods ya creados:</text:span></text:p>
          <text:p text:style-name="P13"><text:span text:style-name="T10"/></text:p>
          <text:p text:style-name="P13"><text:span text:style-name="T26">kubectl label pods nginx service=web</text:span></text:p>
          <text:p text:style-name="P13"><text:span text:style-name="T10"/></text:p>
          <text:p text:style-name="P13"><text:span text:style-name="T10">Los Labels me van a permitir seleccionar un recurso determinado, por ejemplo para visualizar los pods que tienen un label con un determinado valor:</text:span></text:p>
          <text:p text:style-name="P13"><text:span text:style-name="T10"/></text:p>
          <text:p text:style-name="P13"><text:span text:style-name="T26">kubectl get pods -l service=web</text:span></text:p>
          <text:p text:style-name="P13"><text:span text:style-name="T10"/></text:p>
          <text:p text:style-name="P13"><text:span text:style-name="T10">También podemos visualizar los valores de los labels como una nueva columna:</text:span></text:p>
          <text:p text:style-name="P13"><text:span text:style-name="T10"/></text:p>
          <text:p text:style-name="P13"><text:span text:style-name="T26">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8" draw:text-style-name="P14" draw:layer="layout" svg:width="13.714cm" svg:height="1cm" svg:x="1.722cm" svg:y="1.863cm">
          <text:p text:style-name="P1"><text:span text:style-name="T12">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1" presentation:class="page"/>
          <draw:frame draw:name="Google Shape;570;g583e0bba0e_1_3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71;g583e0bba0e_1_34: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2" draw:style-name="dp1" draw:master-page-name="Predeterminado">
        <draw:custom-shape draw:name="Google Shape;595;g583e0bba0e_1_56" draw:style-name="gr2" draw:text-style-name="P4" draw:layer="layout" svg:width="22.207cm" svg:height="4.835cm" svg:x="11.265cm" svg:y="10.415cm">
          <text:p text:style-name="P13"><text:span text:style-name="T27">kubectl exec mc1 -c 1st -- /bin/cat /usr/share/nginx/html/index.html</text:span></text:p>
          <text:p text:style-name="P13"><text:span text:style-name="T28"><text:s text:c="2"/></text:span></text:p>
          <text:p text:style-name="P13"><text:span text:style-name="T27">kubectl exec mc1 -c 2nd -- /bin/cat /html/index.html</text:span></text:p>
          <text:p text:style-name="P13"><text:span text:style-name="T27"/></text:p>
          <text:p text:style-name="P13"><text:span text:style-name="T27">kubectl port-forward mc1 8080:80</text:span></text:p>
          <text:p text:style-name="P1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8" draw:text-style-name="P14" draw:layer="layout" svg:width="13.714cm" svg:height="1cm" svg:x="1.722cm" svg:y="1.863cm">
          <text:p text:style-name="P1"><text:span text:style-name="T12">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5" draw:text-style-name="P4" draw:layer="layout" svg:width="8.873cm" svg:height="15.197cm" svg:x="1.7cm" svg:y="3.427cm">
          <text:p text:style-name="P16"><text:span text:style-name="T29">apiVersion</text:span><text:span text:style-name="T30">: </text:span><text:span text:style-name="T31">v1</text:span></text:p>
          <text:p text:style-name="P16"><text:span text:style-name="T29">kind</text:span><text:span text:style-name="T30">: </text:span><text:span text:style-name="T31">Pod</text:span></text:p>
          <text:p text:style-name="P16"><text:span text:style-name="T29">metadata</text:span><text:span text:style-name="T30">:</text:span></text:p>
          <text:p text:style-name="P16"><text:span text:style-name="T30"><text:s/></text:span><text:span text:style-name="T29">name</text:span><text:span text:style-name="T30">: </text:span><text:span text:style-name="T31">mc1</text:span></text:p>
          <text:p text:style-name="P16"><text:span text:style-name="T29">spec</text:span><text:span text:style-name="T30">:</text:span></text:p>
          <text:p text:style-name="P16"><text:span text:style-name="T30"><text:s/></text:span><text:span text:style-name="T29">volumes</text:span><text:span text:style-name="T30">:</text:span></text:p>
          <text:p text:style-name="P16"><text:span text:style-name="T30"><text:s/></text:span><text:span text:style-name="T30">- </text:span><text:span text:style-name="T29">name</text:span><text:span text:style-name="T30">: </text:span><text:span text:style-name="T31">html</text:span></text:p>
          <text:p text:style-name="P16"><text:span text:style-name="T30"><text:s text:c="3"/></text:span><text:span text:style-name="T29">emptyDir</text:span><text:span text:style-name="T30">: {}</text:span></text:p>
          <text:p text:style-name="P16"><text:span text:style-name="T30"><text:s/></text:span><text:span text:style-name="T29">containers</text:span><text:span text:style-name="T30">:</text:span></text:p>
          <text:p text:style-name="P16"><text:span text:style-name="T30"><text:s/></text:span><text:span text:style-name="T30">- </text:span><text:span text:style-name="T29">name</text:span><text:span text:style-name="T30">: </text:span><text:span text:style-name="T31">1st</text:span></text:p>
          <text:p text:style-name="P16"><text:span text:style-name="T30"><text:s text:c="3"/></text:span><text:span text:style-name="T29">image</text:span><text:span text:style-name="T30">: </text:span><text:span text:style-name="T31">nginx</text:span></text:p>
          <text:p text:style-name="P16"><text:span text:style-name="T30"><text:s text:c="3"/></text:span><text:span text:style-name="T29">volumeMounts</text:span><text:span text:style-name="T30">:</text:span></text:p>
          <text:p text:style-name="P16"><text:span text:style-name="T30"><text:s text:c="3"/></text:span><text:span text:style-name="T30">- </text:span><text:span text:style-name="T29">name</text:span><text:span text:style-name="T30">: </text:span><text:span text:style-name="T31">html</text:span></text:p>
          <text:p text:style-name="P16"><text:span text:style-name="T30"><text:s text:c="5"/></text:span><text:span text:style-name="T29">mountPath</text:span><text:span text:style-name="T30">: </text:span><text:span text:style-name="T31">/usr/share/nginx/html</text:span></text:p>
          <text:p text:style-name="P16"><text:span text:style-name="T30"><text:s/></text:span><text:span text:style-name="T30">- </text:span><text:span text:style-name="T29">name</text:span><text:span text:style-name="T30">: </text:span><text:span text:style-name="T31">2nd</text:span></text:p>
          <text:p text:style-name="P16"><text:span text:style-name="T30"><text:s text:c="3"/></text:span><text:span text:style-name="T29">image</text:span><text:span text:style-name="T30">: </text:span><text:span text:style-name="T31">debian</text:span></text:p>
          <text:p text:style-name="P16"><text:span text:style-name="T30"><text:s text:c="3"/></text:span><text:span text:style-name="T29">volumeMounts</text:span><text:span text:style-name="T30">:</text:span></text:p>
          <text:p text:style-name="P16"><text:span text:style-name="T30"><text:s text:c="3"/></text:span><text:span text:style-name="T30">- </text:span><text:span text:style-name="T29">name</text:span><text:span text:style-name="T30">: </text:span><text:span text:style-name="T31">html</text:span></text:p>
          <text:p text:style-name="P16"><text:span text:style-name="T30"><text:s text:c="5"/></text:span><text:span text:style-name="T29">mountPath</text:span><text:span text:style-name="T30">: </text:span><text:span text:style-name="T31">/html</text:span></text:p>
          <text:p text:style-name="P16"><text:span text:style-name="T30"><text:s text:c="3"/></text:span><text:span text:style-name="T29">command</text:span><text:span text:style-name="T30">: [</text:span><text:span text:style-name="T32">"/bin/sh"</text:span><text:span text:style-name="T30">, </text:span><text:span text:style-name="T32">"-c"</text:span><text:span text:style-name="T30">]</text:span></text:p>
          <text:p text:style-name="P16"><text:span text:style-name="T30"><text:s text:c="3"/></text:span><text:span text:style-name="T29">args</text:span><text:span text:style-name="T30">:</text:span></text:p>
          <text:p text:style-name="P16"><text:span text:style-name="T30"><text:s text:c="5"/></text:span><text:span text:style-name="T30">- </text:span><text:span text:style-name="T31">while true; do</text:span></text:p>
          <text:p text:style-name="P16"><text:span text:style-name="T30"><text:s text:c="9"/></text:span><text:span text:style-name="T31">date &gt;&gt; /html/index.html;</text:span></text:p>
          <text:p text:style-name="P16"><text:span text:style-name="T30"><text:s text:c="9"/></text:span><text:span text:style-name="T31">sleep 1;</text:span></text:p>
          <text:p text:style-name="P16"><text:span text:style-name="T30"><text:s text:c="7"/></text:span><text:span text:style-name="T31">done</text:span></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9"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2" presentation:class="page"/>
          <draw:frame draw:name="Google Shape;585;g583e0bba0e_1_56: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86;g583e0bba0e_1_56: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3" draw:style-name="dp1" draw:master-page-name="Predeterminado">
        <draw:custom-shape draw:name="Google Shape;612;g583e0bba0e_1_75" draw:style-name="gr2" draw:text-style-name="P4" draw:layer="layout" svg:width="31.75cm" svg:height="11.934cm" svg:x="1.722cm" svg:y="3.316cm">
          <text:p text:style-name="P13"><text:span text:style-name="T13"><text:a xlink:href="https://kubernetes.io/docs/concepts/workloads/controllers/replicaset/" xlink:type="simple">ReplicaSet</text:a></text:span><text:span text:style-name="T10"><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1">Tolerancia a fallos y Escalabilidad dinámica.</text:span></text:p>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8" draw:text-style-name="P14" draw:layer="layout" svg:width="13.714cm" svg:height="1cm" svg:x="1.722cm" svg:y="1.863cm">
          <text:p text:style-name="P1"><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9"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3" presentation:class="page"/>
          <draw:frame draw:name="Google Shape;602;g583e0bba0e_1_7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03;g583e0bba0e_1_75: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4" draw:style-name="dp1" draw:master-page-name="Predeterminado">
        <draw:custom-shape draw:name="Google Shape;628;g583e0bba0e_1_92" draw:style-name="gr2" draw:text-style-name="P4" draw:layer="layout" svg:width="31.75cm" svg:height="11.934cm" svg:x="1.722cm" svg:y="3.316cm">
          <text:p text:style-name="P16"><text:span text:style-name="T33">apiVersion</text:span><text:span text:style-name="T34">: </text:span><text:span text:style-name="T35">apps/v1</text:span></text:p>
          <text:p text:style-name="P16"><text:span text:style-name="T33">kind</text:span><text:span text:style-name="T34">: </text:span><text:span text:style-name="T35">ReplicaSet</text:span></text:p>
          <text:p text:style-name="P16"><text:span text:style-name="T33">metadata</text:span><text:span text:style-name="T34">:</text:span></text:p>
          <text:p text:style-name="P16"><text:span text:style-name="T34"><text:s/></text:span><text:span text:style-name="T33">name</text:span><text:span text:style-name="T34">: </text:span><text:span text:style-name="T35">nginx</text:span></text:p>
          <text:p text:style-name="P16"><text:span text:style-name="T34"><text:s/></text:span><text:span text:style-name="T33">namespace</text:span><text:span text:style-name="T34">: </text:span><text:span text:style-name="T35">default</text:span></text:p>
          <text:p text:style-name="P16"><text:span text:style-name="T33">spec</text:span><text:span text:style-name="T34">:</text:span></text:p>
          <text:p text:style-name="P16"><text:span text:style-name="T34"><text:s/></text:span><text:span text:style-name="T33">Replicas</text:span><text:span text:style-name="T34">: </text:span><text:span text:style-name="T36">2</text:span></text:p>
          <text:p text:style-name="P16"><text:span text:style-name="T37"><text:s text:c="2"/></text:span><text:span text:style-name="T38">selector:</text:span></text:p>
          <text:p text:style-name="P16"><text:span text:style-name="T38"><text:s text:c="4"/></text:span><text:span text:style-name="T38">matchLabels:</text:span></text:p>
          <text:p text:style-name="P16"><text:span text:style-name="T38"><text:s text:c="6"/></text:span><text:span text:style-name="T38">app:</text:span><text:span text:style-name="T39"> </text:span><text:span text:style-name="T40">nginx</text:span></text:p>
          <text:p text:style-name="P16"><text:span text:style-name="T34"><text:s/></text:span><text:span text:style-name="T33">template</text:span><text:span text:style-name="T34">:</text:span></text:p>
          <text:p text:style-name="P16"><text:span text:style-name="T34"><text:s text:c="3"/></text:span><text:span text:style-name="T33">metadata</text:span><text:span text:style-name="T34">:</text:span></text:p>
          <text:p text:style-name="P16"><text:span text:style-name="T34"><text:s text:c="5"/></text:span><text:span text:style-name="T33">labels</text:span><text:span text:style-name="T34">:</text:span></text:p>
          <text:p text:style-name="P16"><text:span text:style-name="T34"><text:s text:c="7"/></text:span><text:span text:style-name="T33">app</text:span><text:span text:style-name="T34">: </text:span><text:span text:style-name="T35">nginx</text:span></text:p>
          <text:p text:style-name="P16"><text:span text:style-name="T34"><text:s text:c="3"/></text:span><text:span text:style-name="T33">spec</text:span><text:span text:style-name="T34">:</text:span></text:p>
          <text:p text:style-name="P16"><text:span text:style-name="T34"><text:s text:c="5"/></text:span><text:span text:style-name="T33">containers</text:span><text:span text:style-name="T34">:</text:span></text:p>
          <text:p text:style-name="P16"><text:span text:style-name="T34"><text:s text:c="7"/></text:span><text:span text:style-name="T34">- </text:span><text:span text:style-name="T33">image</text:span><text:span text:style-name="T34">: <text:s/></text:span><text:span text:style-name="T35">nginx</text:span></text:p>
          <text:p text:style-name="P16"><text:span text:style-name="T34"><text:s text:c="9"/></text:span><text:span text:style-name="T33">name</text:span><text:span text:style-name="T34">: <text:s/></text:span><text:span text:style-name="T35">nginx</text:span></text:p>
          <text:p text:style-name="P16"><text:span text:style-name="T41"/></text:p>
          <text:p text:style-name="P16"><text:span text:style-name="T42"/></text:p>
          <text:p text:style-name="P16"><text:span text:style-name="T43"/></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5" draw:text-style-name="P15" draw:layer="layout" svg:width="16.478cm" svg:height="1cm" svg:x="1.722cm" svg:y="1.863cm">
          <text:p text:style-name="P1"><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16" draw:text-style-name="P21" draw:layer="layout" svg:width="19.006cm" svg:height="4.13cm" svg:x="12.594cm" svg:y="6.27cm">
          <text:list text:style-name="L10">
            <text:list-item>
              <text:p text:style-name="P17"><text:span text:style-name="T28">replicas: </text:span><text:span text:style-name="T44">Indicamos el número de pos que </text:span><text:span text:style-name="T44">siempre se van a estar ejecutando.</text:span></text:p>
            </text:list-item>
            <text:list-item>
              <text:p text:style-name="P17"><text:span text:style-name="T45">selector</text:span><text:span text:style-name="T44">: Seleccionamos el recurso que va </text:span><text:span text:style-name="T44">controlar el replicaset por medio de las etiquetas</text:span></text:p>
            </text:list-item>
          </text:list>
          <text:list text:style-name="L11">
            <text:list-item>
              <text:p text:style-name="P17"><text:span text:style-name="T28">template</text:span><text:span text:style-name="T44">: El recurso ReplicaSet contiene la </text:span><text:span text:style-name="T44">definición de un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4" presentation:class="page"/>
          <draw:frame draw:name="Google Shape;618;g583e0bba0e_1_92: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19;g583e0bba0e_1_92: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5" draw:style-name="dp1" draw:master-page-name="Predeterminado">
        <draw:custom-shape draw:name="Google Shape;644;g583e0bba0e_1_108" draw:style-name="gr2" draw:text-style-name="P4" draw:layer="layout" svg:width="13.448cm" svg:height="11.934cm" svg:x="1.722cm" svg:y="3.316cm">
          <text:p text:style-name="P13"><text:span text:style-name="T10">Creamos el ReplicaSet:</text:span></text:p>
          <text:p text:style-name="P13"><text:span text:style-name="T10"/></text:p>
          <text:p text:style-name="P13"><text:span text:style-name="T26">kubectl create -f nginx-rs.yaml</text:span></text:p>
          <text:p text:style-name="P13"><text:span text:style-name="T10"/></text:p>
          <text:p text:style-name="P13"><text:span text:style-name="T26">kubectl get rs</text:span></text:p>
          <text:p text:style-name="P13"><text:span text:style-name="T26">kubectl get pods</text:span></text:p>
          <text:p text:style-name="P13"><text:span text:style-name="T10"/></text:p>
          <text:p text:style-name="P13"><text:span text:style-name="T10">¿Qué pasaría si borro uno de los pods que se han creado? Inmediatamente se creará uno nuevo para que siempre estén ejecutándose los pods deseados, en este caso 2:</text:span></text:p>
          <text:p text:style-name="P13"><text:span text:style-name="T10"/></text:p>
          <text:p text:style-name="P13"><text:span text:style-name="T26">kubectl delete pod nginx-5b2rn</text:span></text:p>
          <text:p text:style-name="P13"><text:span text:style-name="T26">kubectl get pods</text:span></text:p>
          <text:p text:style-name="P13"><text:span text:style-name="T10"/></text:p>
          <text:p text:style-name="P13"><text:span text:style-name="T10">Para escalar el número de pods:</text:span></text:p>
          <text:p text:style-name="P13"><text:span text:style-name="T10"/></text:p>
          <text:p text:style-name="P13"><text:span text:style-name="T28">kubectl scale rs nginx --replicas=5</text:span></text:p>
          <text:p text:style-name="P13"><text:span text:style-name="T26">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17" draw:text-style-name="P15" draw:layer="layout" svg:width="14.478cm" svg:height="1cm" svg:x="1.722cm" svg:y="1.863cm">
          <text:p text:style-name="P1"><text:span text:style-name="T12">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5" draw:text-style-name="P4" draw:layer="layout" svg:width="15.356cm" svg:height="1.832cm" svg:x="17.664cm" svg:y="12.97cm">
          <text:p text:style-name="P1"><text:span text:style-name="T24">Para más información acerca de los ReplicaSet puedes leer: la </text:span><text:span text:style-name="T25"><text:a xlink:href="https://kubernetes.io/docs/reference/generated/kubernetes-api/v1.10/#replicaset-v1-apps" xlink:type="simple">documentación de la API </text:a></text:span><text:span text:style-name="T24">y la </text:span><text:span text:style-name="T25"><text:a xlink:href="https://kubernetes.io/docs/concepts/workloads/controllers/replicaset/" xlink:type="simple">guía de usuario</text:a></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5" draw:text-style-name="P4" draw:layer="layout" svg:width="16.711cm" svg:height="4.648cm" svg:x="16.579cm" svg:y="3.135cm">
          <text:p text:style-name="P13"><text:span text:style-name="T10">Como anteriormente vimos podemos modificar las características de un ReplicaSet con la siguiente instrucción:</text:span></text:p>
          <text:p text:style-name="P13"><text:span text:style-name="T10"/></text:p>
          <text:p text:style-name="P13"><text:span text:style-name="T26">kubectl edit rs nginx</text:span></text:p>
          <text:p text:style-name="P13"><text:span text:style-name="T10"/></text:p>
          <text:p text:style-name="P13"><text:span text:style-name="T10">Por último si borramos un ReplicaSet se borraran todos los pods asociados:</text:span></text:p>
          <text:p text:style-name="P13"><text:span text:style-name="T10"/></text:p>
          <text:p text:style-name="P13"><text:span text:style-name="T26">kubectl delete rs nginx</text:span></text:p>
          <text:p text:style-name="P1"><text:span text:style-name="T10"/></text:p>
          <text:p text:style-name="P1"><text:span text:style-name="T10"/></text:p>
          <text:p text:style-name="P1"><text:span text:style-name="T24"/></text:p>
          <text:p text:style-name="P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4" draw:text-style-name="P9"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4" draw:text-style-name="P9"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5" presentation:class="page"/>
          <draw:frame draw:name="Google Shape;634;g583e0bba0e_1_10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35;g583e0bba0e_1_108: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6" draw:style-name="dp1" draw:master-page-name="Predeterminado">
        <draw:custom-shape draw:name="Google Shape;663;g583e0bba0e_1_133" draw:style-name="gr2" draw:text-style-name="P4" draw:layer="layout" svg:width="31.75cm" svg:height="11.934cm" svg:x="1.722cm" svg:y="3.316cm">
          <text:p text:style-name="P13"><text:span text:style-name="T10">Deployment es la unidad de más alto nivel que podemos gestionar en Kubernetes. Nos permite definir diferentes funciones:</text:span></text:p>
          <text:p text:style-name="P13"><text:span text:style-name="T10"/></text:p>
          <text:list text:style-name="L5">
            <text:list-item>
              <text:p text:style-name="P13"><text:span text:style-name="T10">Control de réplicas</text:span></text:p>
            </text:list-item>
            <text:list-item>
              <text:p text:style-name="P13"><text:span text:style-name="T10">Escabilidad de pods</text:span></text:p>
            </text:list-item>
            <text:list-item>
              <text:p text:style-name="P13"><text:span text:style-name="T10">Actualizaciones continuas</text:span></text:p>
            </text:list-item>
            <text:list-item>
              <text:p text:style-name="P13"><text:span text:style-name="T10">Despliegues automáticos</text:span></text:p>
            </text:list-item>
            <text:list-item>
              <text:p text:style-name="P13"><text:span text:style-name="T10">Rollback a versiones anteriores</text:span></text:p>
            </text:list-item>
          </text:list>
          <text:p text:style-name="P13"><text:span text:style-name="T10"/></text:p>
          <text:p text:style-name="P13"><text:span text:style-name="T10"/></text:p>
          <text:p text:style-name="P13"><text:span text:style-name="T10"/></text:p>
          <text:p text:style-name="P13"><text:span text:style-name="T26">kubectl create deployment nginx --image=nginx</text:span></text:p>
          <text:p text:style-name="P13"><text:span text:style-name="T10"/></text:p>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8" draw:text-style-name="P14" draw:layer="layout" svg:width="13.714cm" svg:height="1cm" svg:x="1.722cm" svg:y="1.863cm">
          <text:p text:style-name="P1"><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9"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6" presentation:class="page"/>
          <draw:frame draw:name="Google Shape;653;g583e0bba0e_1_133: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54;g583e0bba0e_1_133: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7" draw:style-name="dp1" draw:master-page-name="Predeterminado">
        <draw:custom-shape draw:name="Google Shape;672;g583e0bba0e_1_150" draw:style-name="gr2" draw:text-style-name="P24" draw:layer="layout" svg:width="31.75cm" svg:height="11.934cm" svg:x="1.722cm" svg:y="2.676cm">
          <text:p text:style-name="P22"><text:span text:style-name="T46">apiVersion</text:span><text:span text:style-name="T47">: </text:span><text:span text:style-name="T48">apps/v1</text:span></text:p>
          <text:p text:style-name="P22"><text:span text:style-name="T46">kind</text:span><text:span text:style-name="T47">: </text:span><text:span text:style-name="T48">Deployment</text:span></text:p>
          <text:p text:style-name="P22"><text:span text:style-name="T46">metadata</text:span><text:span text:style-name="T47">:</text:span></text:p>
          <text:p text:style-name="P22"><text:span text:style-name="T47"><text:s/></text:span><text:span text:style-name="T46">name</text:span><text:span text:style-name="T47">: </text:span><text:span text:style-name="T48">nginx</text:span></text:p>
          <text:p text:style-name="P22"><text:span text:style-name="T47"><text:s/></text:span><text:span text:style-name="T46">namespace</text:span><text:span text:style-name="T47">: </text:span><text:span text:style-name="T48">default</text:span></text:p>
          <text:p text:style-name="P22"><text:span text:style-name="T47"><text:s/></text:span><text:span text:style-name="T46">labels</text:span><text:span text:style-name="T47">:</text:span></text:p>
          <text:p text:style-name="P22"><text:span text:style-name="T47"><text:s text:c="3"/></text:span><text:span text:style-name="T46">app</text:span><text:span text:style-name="T47">: </text:span><text:span text:style-name="T48">nginx</text:span></text:p>
          <text:p text:style-name="P22"><text:span text:style-name="T46">spec</text:span><text:span text:style-name="T47">:</text:span></text:p>
          <text:p text:style-name="P22"><text:span text:style-name="T47"><text:s/></text:span><text:span text:style-name="T46">revisionHistoryLimit</text:span><text:span text:style-name="T47">: </text:span><text:span text:style-name="T49">2</text:span></text:p>
          <text:p text:style-name="P22"><text:span text:style-name="T47"><text:s/></text:span><text:span text:style-name="T46">strategy</text:span><text:span text:style-name="T47">:</text:span></text:p>
          <text:p text:style-name="P22"><text:span text:style-name="T47"><text:s text:c="3"/></text:span><text:span text:style-name="T46">type</text:span><text:span text:style-name="T47">: </text:span><text:span text:style-name="T48">RollingUpdate</text:span></text:p>
          <text:p text:style-name="P22"><text:span text:style-name="T47"><text:s/></text:span><text:span text:style-name="T46">replicas</text:span><text:span text:style-name="T47">: </text:span><text:span text:style-name="T49">2</text:span></text:p>
          <text:p text:style-name="P22"><text:span text:style-name="T50"><text:s/></text:span><text:span text:style-name="T50">selector:</text:span></text:p>
          <text:p text:style-name="P22"><text:span text:style-name="T50"><text:s text:c="4"/></text:span><text:span text:style-name="T50">matchLabels:</text:span></text:p>
          <text:p text:style-name="P22"><text:span text:style-name="T50"><text:s text:c="6"/></text:span><text:span text:style-name="T50">app:</text:span><text:span text:style-name="T51"> </text:span><text:span text:style-name="T52">nginx</text:span></text:p>
          <text:p text:style-name="P22"><text:span text:style-name="T47"><text:s/></text:span><text:span text:style-name="T46">template</text:span><text:span text:style-name="T47">:</text:span></text:p>
          <text:p text:style-name="P22"><text:span text:style-name="T47"><text:s text:c="3"/></text:span><text:span text:style-name="T46">metadata</text:span><text:span text:style-name="T47">:</text:span></text:p>
          <text:p text:style-name="P22"><text:span text:style-name="T47"><text:s text:c="5"/></text:span><text:span text:style-name="T46">labels</text:span><text:span text:style-name="T47">:</text:span></text:p>
          <text:p text:style-name="P22"><text:span text:style-name="T47"><text:s text:c="7"/></text:span><text:span text:style-name="T46">app</text:span><text:span text:style-name="T47">: </text:span><text:span text:style-name="T48">nginx</text:span></text:p>
          <text:p text:style-name="P22"><text:span text:style-name="T47"><text:s text:c="3"/></text:span><text:span text:style-name="T46">spec</text:span><text:span text:style-name="T47">:</text:span></text:p>
          <text:p text:style-name="P22"><text:span text:style-name="T47"><text:s text:c="5"/></text:span><text:span text:style-name="T46">containers</text:span><text:span text:style-name="T47">:</text:span></text:p>
          <text:p text:style-name="P22"><text:span text:style-name="T47"><text:s text:c="5"/></text:span><text:span text:style-name="T47">- </text:span><text:span text:style-name="T46">image</text:span><text:span text:style-name="T47">: </text:span><text:span text:style-name="T48">nginx</text:span></text:p>
          <text:p text:style-name="P22"><text:span text:style-name="T47"><text:s text:c="7"/></text:span><text:span text:style-name="T46">name</text:span><text:span text:style-name="T47">: </text:span><text:span text:style-name="T48">nginx</text:span></text:p>
          <text:p text:style-name="P22"><text:span text:style-name="T47"><text:s text:c="7"/></text:span><text:span text:style-name="T46">ports</text:span><text:span text:style-name="T47">:</text:span></text:p>
          <text:p text:style-name="P22"><text:span text:style-name="T47"><text:s text:c="7"/></text:span><text:span text:style-name="T47">- </text:span><text:span text:style-name="T46">name</text:span><text:span text:style-name="T47">: </text:span><text:span text:style-name="T48">http</text:span></text:p>
          <text:p text:style-name="P22"><text:span text:style-name="T47"><text:s text:c="9"/></text:span><text:span text:style-name="T46">containerPort</text:span><text:span text:style-name="T47">: </text:span><text:span text:style-name="T49">80</text:span></text:p>
          <text:p text:style-name="P2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18" draw:text-style-name="P15" draw:layer="layout" svg:width="14.678cm" svg:height="1cm" svg:x="1.722cm" svg:y="1.863cm">
          <text:p text:style-name="P1"><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12" draw:text-style-name="P18" draw:layer="layout" svg:width="18.996cm" svg:height="9.617cm" svg:x="12.594cm" svg:y="6.27cm">
          <text:p text:style-name="P1"><text:span text:style-name="T44">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1"><text:span text:style-name="T44"/></text:p>
          <text:list text:style-name="L11">
            <text:list-item>
              <text:p text:style-name="P1"><text:span text:style-name="T28">revisionHistoryLimit</text:span><text:span text:style-name="T44">: Indicamos cuántos ReplicaSets antiguos deseamos conservar, para poder realizar rollback a estados anteriores. Por defecto, es 10.</text:span></text:p>
            </text:list-item>
            <text:list-item>
              <text:p text:style-name="P1"><text:span text:style-name="T28">strategy</text:span><text:span text:style-name="T44">: Indica el modo en que se realiza una actualización del Deployment: </text:span></text:p>
            </text:list-item>
          </text:list>
          <text:list text:style-name="L12">
            <text:list-item>
              <text:list>
                <text:list-item>
                  <text:p text:style-name="P1"><text:span text:style-name="T53">recreate</text:span><text:span text:style-name="T44">: elimina los Pods antiguos y crea los nuevos; </text:span></text:p>
                </text:list-item>
                <text:list-item>
                  <text:p text:style-name="P1"><text:span text:style-name="T53">RollingUpdate</text:span><text:span text:style-name="T44">: va creando los nuevos pods, comprueba que funcionan y se eliminan los antiguos.</text:span></text:p>
                </text:list-item>
              </text:list>
            </text:list-item>
          </text:list>
          <text:p text:style-name="P1"><text:span text:style-name="T44"/></text:p>
          <text:p text:style-name="P1"><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7" presentation:class="page"/>
          <draw:frame draw:name="Google Shape;669;g583e0bba0e_1_15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70;g583e0bba0e_1_15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8" draw:style-name="dp1" draw:master-page-name="Predeterminado">
        <draw:custom-shape draw:name="Google Shape;695;g583e0bba0e_1_171" draw:style-name="gr2" draw:text-style-name="P4" draw:layer="layout" svg:width="28.741cm" svg:height="11.934cm" svg:x="1.722cm" svg:y="3.316cm">
          <text:p text:style-name="P13"><text:span text:style-name="T10">Cuando creamos un Deployment, se crea el ReplicaSet asociado y todos los pods que hayamos indicado.</text:span></text:p>
          <text:p text:style-name="P13"><text:span text:style-name="T10"/></text:p>
          <text:p text:style-name="P13"><text:span text:style-name="T26">kubectl create -f nginx-deployment.yaml</text:span></text:p>
          <text:p text:style-name="P13"><text:span text:style-name="T26">kubectl get deploy,rs,pod</text:span></text:p>
          <text:p text:style-name="P13"><text:span text:style-name="T10"/></text:p>
          <text:p text:style-name="P13"><text:span text:style-name="T10">Como ocurría con los replicaSets los Deployment también se pueden escalar, aumentando o disminuyendo el número de pods asociados:</text:span></text:p>
          <text:p text:style-name="P13"><text:span text:style-name="T10"/></text:p>
          <text:p text:style-name="P13"><text:span text:style-name="T26">kubectl scale deployment nginx --replicas=4</text:span></text:p>
          <text:p text:style-name="P13"><text:span text:style-name="T26"/></text:p>
          <text:p text:style-name="P13"><text:span text:style-name="T10">Otras operaciones:</text:span></text:p>
          <text:p text:style-name="P13"><text:span text:style-name="T26"/></text:p>
          <text:p text:style-name="P13"><text:span text:style-name="T26">kubectl port-forward deploy/nginx 8080:80</text:span></text:p>
          <text:p text:style-name="P13"><text:span text:style-name="T26">kubectl logs deploy/nginx</text:span></text:p>
          <text:p text:style-name="P13"><text:span text:style-name="T26"/></text:p>
          <text:p text:style-name="P13"><text:span text:style-name="T10">Si eliminamos el Deployment se eliminarán el ReplicaSet asociado y los pods que se estaban gestionando.</text:span></text:p>
          <text:p text:style-name="P13"><text:span text:style-name="T10"/></text:p>
          <text:p text:style-name="P13"><text:span text:style-name="T26">kubectl delete deployment nginx</text:span></text:p>
          <text:p text:style-name="P13"><text:span text:style-name="T26"/></text:p>
          <text:p text:style-name="P1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19" draw:text-style-name="P15" draw:layer="layout" svg:width="16.478cm" svg:height="1cm" svg:x="1.722cm" svg:y="1.863cm">
          <text:p text:style-name="P1"><text:span text:style-name="T12">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5" draw:text-style-name="P4" draw:layer="layout" svg:width="15.356cm" svg:height="1.832cm" svg:x="18.276cm" svg:y="16.28cm">
          <text:p text:style-name="P1"><text:span text:style-name="T24">Para más información acerca de los Deployment puedes leer: la </text:span><text:span text:style-name="T25"><text:a xlink:href="https://kubernetes.io/docs/reference/generated/kubernetes-api/v1.10/#deployment-v1-apps" xlink:type="simple">documentación de la API </text:a></text:span><text:span text:style-name="T24">y la </text:span><text:span text:style-name="T25"><text:a xlink:href="https://kubernetes.io/docs/concepts/workloads/controllers/deployment/" xlink:type="simple">guía de usuario</text:a></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8" presentation:class="page"/>
          <draw:frame draw:name="Google Shape;685;g583e0bba0e_1_171: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86;g583e0bba0e_1_171: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19" draw:style-name="dp1" draw:master-page-name="Predeterminado">
        <draw:custom-shape draw:name="Google Shape;711;g583e0bba0e_1_194" draw:style-name="gr2" draw:text-style-name="P4" draw:layer="layout" svg:width="28.741cm" svg:height="11.934cm" svg:x="1.722cm" svg:y="3.316cm">
          <text:p text:style-name="P13"><text:span text:style-name="T10">Para modificar un Deployment (o cualquier objeto k8s):</text:span></text:p>
          <text:p text:style-name="P13"><text:span text:style-name="T10"/></text:p>
          <text:list text:style-name="L13">
            <text:list-item>
              <text:p text:style-name="P13"><text:span text:style-name="T10">Modificando el parámetro directamente. </text:span><text:span text:style-name="T26">kubectl set</text:span></text:p>
            </text:list-item>
          </text:list>
          <text:list text:style-name="L5">
            <text:list-item>
              <text:p text:style-name="P13"><text:span text:style-name="T10">Modificando el fichero yaml y aplicando el cambio. </text:span><text:span text:style-name="T26">kubectl apply -f</text:span></text:p>
            </text:list-item>
            <text:list-item>
              <text:p text:style-name="P13"><text:span text:style-name="T10">Modificando la definición del objeto: </text:span><text:span text:style-name="T26">kubectl edit deployment ...</text:span></text:p>
            </text:list-item>
          </text:list>
          <text:p text:style-name="P13"><text:span text:style-name="T26"/></text:p>
          <text:p text:style-name="P13"><text:span text:style-name="T10">Por ejemplo para hacer una actualización de la aplicación:</text:span></text:p>
          <text:p text:style-name="P13"><text:span text:style-name="T26"/></text:p>
          <text:list text:style-name="L14">
            <text:list-item>
              <text:p text:style-name="P13"><text:span text:style-name="T26">kubectl set image deployment nginx nginx=nginx:1.16 --all</text:span></text:p>
            </text:list-item>
          </text:list>
          <text:list text:style-name="L5">
            <text:list-item>
              <text:p text:style-name="P13"><text:span text:style-name="T10">Modifico el fichero </text:span><text:span text:style-name="T26">deployment.yaml</text:span><text:span text:style-name="T10"> y ejecuto:</text:span></text:p>
            </text:list-item>
          </text:list>
          <text:list text:style-name="L15">
            <text:list-item>
              <text:list>
                <text:list-item>
                  <text:p text:style-name="P13"><text:span text:style-name="T26">kubectl apply -f deployment.yaml</text:span></text:p>
                </text:list-item>
              </text:list>
            </text:list-item>
          </text:list>
          <text:list text:style-name="L16">
            <text:list-item>
              <text:p text:style-name="P13"><text:span text:style-name="T26">kubectl edit deployment nginx</text:span></text:p>
            </text:list-item>
          </text:list>
          <text:p text:style-name="P13"><text:span text:style-name="T26"/></text:p>
          <text:p text:style-name="P1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8" draw:text-style-name="P14" draw:layer="layout" svg:width="13.714cm" svg:height="1cm" svg:x="1.722cm" svg:y="1.863cm">
          <text:p text:style-name="P1"><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9" presentation:class="page"/>
          <draw:frame draw:name="Google Shape;701;g583e0bba0e_1_19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02;g583e0bba0e_1_194: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20" draw:style-name="dp1" draw:master-page-name="Predeterminado">
        <draw:custom-shape draw:name="Google Shape;726;g583e0bba0e_1_210" draw:style-name="gr2" draw:text-style-name="P4" draw:layer="layout" svg:width="28.741cm" svg:height="11.934cm" svg:x="1.722cm" svg:y="3.316cm">
          <text:p text:style-name="P13"><text:span text:style-name="T26">kubectl set image deployment nginx nginx=nginx:1.16 --all</text:span></text:p>
          <text:p text:style-name="P13"><text:span text:style-name="T10"/></text:p>
          <text:p text:style-name="P13"><text:span text:style-name="T10">Comprobamos que se ha creado un nuevo ReplicaSet, y unos nuevos pods con la nueva versión de la imagen.</text:span></text:p>
          <text:p text:style-name="P13"><text:span text:style-name="T10"/></text:p>
          <text:p text:style-name="P13"><text:span text:style-name="T26">kubectl get rs</text:span></text:p>
          <text:p text:style-name="P13"><text:span text:style-name="T26">kubectl get pods</text:span></text:p>
          <text:p text:style-name="P13"><text:span text:style-name="T10"/></text:p>
          <text:p text:style-name="P13"><text:span text:style-name="T10">La opción </text:span><text:span text:style-name="T26">--all </text:span><text:span text:style-name="T10">fuerza a actualizar todos los pods aunque no estén inicializados.</text:span></text:p>
          <text:p text:style-name="P13"><text:span text:style-name="T10"/></text:p>
          <text:p text:style-name="P13"><text:span text:style-name="T10">Si queremos volver a la versión anterior de nuestro despliegue, tenemos que ejecutar:</text:span></text:p>
          <text:p text:style-name="P13"><text:span text:style-name="T10"/></text:p>
          <text:p text:style-name="P13"><text:span text:style-name="T26">kubectl rollout undo deployment nginx</text:span></text:p>
          <text:p text:style-name="P13"><text:span text:style-name="T10"/></text:p>
          <text:p text:style-name="P13"><text:span text:style-name="T10">Y comprobamos como se activa el antiguo ReplicaSet y se crean nuevos pods con la versión anterior de nuestra aplicación:</text:span></text:p>
          <text:p text:style-name="P13"><text:span text:style-name="T10"/></text:p>
          <text:p text:style-name="P13"><text:span text:style-name="T26">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0" draw:text-style-name="P15" draw:layer="layout" svg:width="15.478cm" svg:height="1cm" svg:x="1.722cm" svg:y="1.863cm">
          <text:p text:style-name="P1"><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20" presentation:class="page"/>
          <draw:frame draw:name="Google Shape;716;g583e0bba0e_1_21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17;g583e0bba0e_1_210: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21" draw:style-name="dp1" draw:master-page-name="Predeterminado">
        <draw:custom-shape draw:name="Google Shape;741;g583e0bba0e_1_233" draw:style-name="gr2" draw:text-style-name="P4" draw:layer="layout" svg:width="28.741cm" svg:height="11.934cm" svg:x="1.722cm" svg:y="3.316cm">
          <text:p text:style-name="P13"><text:span text:style-name="T44">Vamos a desplegar la aplicación mediawiki:</text:span></text:p>
          <text:p text:style-name="P13"><text:span text:style-name="T28"/></text:p>
          <text:p text:style-name="P13"><text:span text:style-name="T28">kubectl apply -f mediawiki-deploy.yaml --record</text:span></text:p>
          <text:p text:style-name="P13"><text:span text:style-name="T28">kubectl get all</text:span></text:p>
          <text:p text:style-name="P13"><text:span text:style-name="T28"/></text:p>
          <text:p text:style-name="P13"><text:span text:style-name="T44">Comprobamos el historial de actualizaciones y desplegamos una nueva versión:</text:span></text:p>
          <text:p text:style-name="P13"><text:span text:style-name="T28"/></text:p>
          <text:p text:style-name="P13"><text:span text:style-name="T28">kubectl rollout history deployment/mediawiki</text:span></text:p>
          <text:p text:style-name="P13"><text:span text:style-name="T28">kubectl set image deployment/mediawiki mediawiki=mediawiki:1.27 --all --record</text:span></text:p>
          <text:p text:style-name="P13"><text:span text:style-name="T28">kubectl get all</text:span></text:p>
          <text:p text:style-name="P13"><text:span text:style-name="T28"/></text:p>
          <text:p text:style-name="P13"><text:span text:style-name="T44">Ahora vamos a deplegar una versión que da un error (versión no existe). ¿Poedemos volver al despliegue anterior?</text:span></text:p>
          <text:p text:style-name="P13"><text:span text:style-name="T28"/></text:p>
          <text:p text:style-name="P13"><text:span text:style-name="T28">kubectl rollout history deployment/mediawiki</text:span></text:p>
          <text:p text:style-name="P13"><text:span text:style-name="T28">kubectl set image deployment/mediawiki mediawiki=mediawiki:2 --all --record</text:span></text:p>
          <text:p text:style-name="P13"><text:span text:style-name="T28">kubectl rollout undo deployment/mediawiki</text:span></text:p>
          <text:p text:style-name="P13"><text:span text:style-name="T28">kubectl get all</text:span></text:p>
          <text:p text:style-name="P13"><text:span text:style-name="T28"/></text:p>
          <text:p text:style-name="P1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1" draw:text-style-name="P15" draw:layer="layout" svg:width="17.278cm" svg:height="1cm" svg:x="1.722cm" svg:y="1.863cm">
          <text:p text:style-name="P1"><text:span text:style-name="T12">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1" presentation:class="page"/>
          <draw:frame draw:name="Google Shape;731;g583e0bba0e_1_233: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32;g583e0bba0e_1_233: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draw:page draw:name="page22" draw:style-name="dp1" draw:master-page-name="Predeterminado">
        <draw:custom-shape draw:name="Google Shape;756;g583e0bba0e_1_248" draw:style-name="gr2" draw:text-style-name="P4" draw:layer="layout" svg:width="28.741cm" svg:height="1.261cm" svg:x="0.513cm" svg:y="17.303cm">
          <text:p text:style-name="P13"><text:span text:style-name="T54"><text:a xlink:href="https://github.com/kubernetes/examples/tree/master/guestbook" xlink:type="simple">https://github.com/kubernetes/examples/tree/master/guestbook</text:a></text:span></text:p>
          <text:p text:style-name="P1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2" draw:text-style-name="P15" draw:layer="layout" svg:width="21.878cm" svg:height="1cm" svg:x="1.722cm" svg:y="1.863cm">
          <text:p text:style-name="P1"><text:span text:style-name="T12">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9"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2" presentation:class="page"/>
          <draw:frame draw:name="Google Shape;746;g583e0bba0e_1_24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47;g583e0bba0e_1_248:notes" presentation:style-name="pr4" draw:text-style-name="P8" draw:layer="layout" svg:width="8.254cm" svg:height="1.273cm" svg:x="10.791cm" svg:y="24.126cm" presentation:class="page-number" presentation:user-transformed="true">
            <draw:text-box>
              <text:p text:style-name="P7"><text:span text:style-name="T9"><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face style:name="Courier New2"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2-16T17:56:27.477079370</dc:date>
    <meta:editing-duration>PT12M33S</meta:editing-duration>
    <meta:editing-cycles>2</meta:editing-cycles>
    <meta:generator>LibreOffice/6.1.5.2$Linux_X86_64 LibreOffice_project/10$Build-2</meta:generator>
    <meta:document-statistic meta:object-count="206"/>
  </office:meta>
</office:document-meta>
</file>